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заголовок-документа"/>Заголовок документа<text:bookmark-end text:name="заголовок-документа"/></text:h>
      <text:h text:style-name="Heading_20_2" text:outline-level="2"><text:bookmark-start text:name="введение"/>Введение<text:bookmark-end text:name="введение"/></text:h>
      <text:p text:style-name="First_20_paragraph">Это пример документа Markdown, который будет конвертирован в LibreOffice.</text:p>
      <text:h text:style-name="Heading_20_2" text:outline-level="2"><text:bookmark-start text:name="списки"/>Списки<text:bookmark-end text:name="списки"/></text:h>
      <text:h text:style-name="Heading_20_3" text:outline-level="3"><text:bookmark-start text:name="нумерованный-список"/>Нумерованный список:<text:bookmark-end text:name="нумерованный-список"/></text:h>
      <text:list text:style-name="L1">
        <text:list-item>
          <text:p text:style-name="P1">Первый элемент</text:p>
        </text:list-item>
        <text:list-item>
          <text:p text:style-name="P1">Второй элемент</text:p>
        </text:list-item>
        <text:list-item>
          <text:p text:style-name="P1">Третий элемент</text:p>
        </text:list-item>
      </text:list>
      <text:h text:style-name="Heading_20_3" text:outline-level="3"><text:bookmark-start text:name="маркированный-список"/>Маркированный список:<text:bookmark-end text:name="маркированный-список"/></text:h>
      <text:list text:style-name="L2">
        <text:list-item>
          <text:p text:style-name="P2">Элемент 1</text:p>
        </text:list-item>
        <text:list-item>
          <text:p text:style-name="P2">Элемент 2</text:p>
          <text:list text:style-name="L3">
            <text:list-item>
              <text:p text:style-name="P3">Вложенный элемент</text:p>
            </text:list-item>
            <text:list-item>
              <text:p text:style-name="P3">Еще один вложенный</text:p>
            </text:list-item>
          </text:list>
        </text:list-item>
      </text:list>
      <text:h text:style-name="Heading_20_2" text:outline-level="2"><text:bookmark-start text:name="форматирование"/>Форматирование<text:bookmark-end text:name="форматирование"/></text:h>
      <text:p text:style-name="First_20_paragraph"><text:span text:style-name="T1">Жирный текст</text:span> и <text:span text:style-name="T2">курсивный текст</text:span></text:p>
      <text:p text:style-name="Text_20_body"><text:span text:style-name="Source_Text">Встроенный код</text:span> и блок кода:</text:p>
      <text:p text:style-name="Text_20_body">```python def hello(): print(“Hello, World!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9-15T17:35:00Z</meta:creation-date>
    <dc:date>2025-09-15T17:35:00Z</dc:date>
  </office:meta>
</office:document-meta>
</file>